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2be" officeooo:paragraph-rsid="000532be"/>
    </style:style>
    <style:style style:name="P2" style:family="paragraph" style:parent-style-name="Standard">
      <style:text-properties officeooo:rsid="000532be" officeooo:paragraph-rsid="000532be"/>
    </style:style>
    <style:style style:name="P3" style:family="paragraph" style:parent-style-name="Text_20_body">
      <style:text-properties officeooo:paragraph-rsid="000532be"/>
    </style:style>
    <style:style style:name="P4" style:family="paragraph" style:parent-style-name="Text_20_body">
      <style:text-properties officeooo:rsid="000c5dd2" officeooo:paragraph-rsid="000c5dd2"/>
    </style:style>
    <style:style style:name="P5" style:family="paragraph" style:parent-style-name="Heading_20_2">
      <style:paragraph-properties fo:margin-left="0.9846in" fo:margin-right="0in" fo:text-indent="0in" style:auto-text-indent="false"/>
      <style:text-properties fo:font-size="14pt" officeooo:rsid="000532be" officeooo:paragraph-rsid="000532be" style:font-size-asian="14pt" style:font-size-complex="14pt"/>
    </style:style>
    <style:style style:name="P6" style:family="paragraph" style:parent-style-name="Heading_20_2">
      <style:paragraph-properties fo:margin-left="1.9693in" fo:margin-right="0in" fo:text-indent="0in" style:auto-text-indent="false"/>
      <style:text-properties fo:font-size="14pt" officeooo:paragraph-rsid="000532be" style:font-size-asian="14pt" style:font-size-complex="14pt"/>
    </style:style>
    <style:style style:name="T1" style:family="text">
      <style:text-properties officeooo:rsid="00072301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Search for a number in a sorted list using bisection</text:h>
      <text:p text:style-name="P3"/>
      <text:p text:style-name="P3"><text:span text:style-name="T1">Another algorithm </text:span>to search for an element in the list is called bisection, <text:span text:style-name="T1">a</text:span>nd this algorithm requires that the list that you're searching is actually in <text:span text:style-name="T2">sorted order</text:span>. <text:span text:style-name="T1">For example, if the elements of array is number they must be sorted from smallest to the largest.</text:span></text:p>
      <text:h text:style-name="P6" text:outline-level="2">Sort an array using bubble sort</text:h>
      <text:p text:style-name="P3"/>
      <text:p text:style-name="P4">We will learn how to sort the data by bubble sort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1:39:45.372160181</meta:creation-date>
    <dc:date>2019-03-11T23:26:20.933278857</dc:date>
    <meta:editing-duration>PT35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3" meta:character-count="400" meta:non-whitespace-character-count="330"/>
  </office:meta>
</office:document-meta>
</file>